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0800000092EB78CFFA820F03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OpenSymbol" svg:font-family="OpenSymbol"/>
    <style:font-face style:name="Times New Roman2" svg:font-family="'Times New Roman'"/>
    <style:font-face style:name="Open Sans1" svg:font-family="'Open Sans'" style:font-family-generic="roman"/>
    <style:font-face style:name="Lucida Sans1" svg:font-family="'Lucida Sans'" style:font-family-generic="swiss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31ebf4"/>
    </style:style>
    <style:style style:name="P2" style:family="paragraph" style:parent-style-name="Standard">
      <style:text-properties officeooo:paragraph-rsid="0062f99b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/>
    </style:style>
    <style:style style:name="P6" style:family="paragraph">
      <loext:graphic-properties draw:fill="solid" draw:fill-color="#0066cc"/>
      <style:paragraph-properties fo:margin-top="0cm" fo:margin-bottom="0cm" fo:line-height="100%" fo:text-align="start"/>
    </style:style>
    <style:style style:name="P7" style:family="paragraph">
      <loext:graphic-properties draw:fill="none"/>
      <style:paragraph-properties fo:margin-top="0cm" fo:margin-bottom="0cm" fo:line-height="100%" fo:text-align="start"/>
    </style:style>
    <style:style style:name="P8" style:family="paragraph">
      <loext:graphic-properties draw:fill="none" draw:fill-color="#ffffff"/>
      <style:paragraph-properties fo:margin-top="0cm" fo:margin-bottom="0cm"/>
      <style:text-properties fo:color="#3333ff" fo:font-size="12pt" style:font-size-asian="11pt" style:font-size-complex="11pt"/>
    </style:style>
    <style:style style:name="P9" style:family="paragraph">
      <loext:graphic-properties draw:fill="none" draw:fill-color="#ffffff"/>
      <style:paragraph-properties fo:margin-top="0cm" fo:margin-bottom="0cm"/>
      <style:text-properties fo:color="#2f5496" fo:font-size="12pt" style:font-size-asian="11pt" style:font-size-complex="11pt"/>
    </style:style>
    <style:style style:name="P10" style:family="paragraph">
      <loext:graphic-properties draw:fill="none" draw:fill-color="#ffffff"/>
      <style:text-properties style:font-name="Arial1" fo:font-size="10pt" style:font-size-asian="10pt" style:font-size-complex="10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style:font-name="Arial1" fo:font-size="19pt" fo:font-weight="bold" style:font-size-asian="19pt" style:font-weight-asian="bold" style:font-size-complex="19pt" style:font-weight-complex="bold"/>
    </style:style>
    <style:style style:name="P13" style:family="paragraph">
      <style:paragraph-properties fo:margin-top="0cm" fo:margin-bottom="0cm" fo:line-height="100%"/>
    </style:style>
    <style:style style:name="P14" style:family="paragraph">
      <loext:graphic-properties draw:fill-color="#ffffff"/>
      <style:paragraph-properties fo:margin-top="0cm" fo:margin-bottom="0cm" fo:line-height="100%"/>
      <style:text-properties style:font-name="Arial1"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Times New Roman2" style:font-size-asian="8pt" style:font-style-asian="normal" style:font-weight-asian="normal" style:font-name-complex="Arial3" style:font-size-complex="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Times New Roman2" style:font-size-asian="8pt" style:language-asian="fr" style:country-asian="FR" style:font-style-asian="normal" style:font-weight-asian="normal" style:font-name-complex="Arial3" style:font-size-complex="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Times New Roman1" style:font-size-asian="8pt" style:language-asian="fr" style:country-asian="FR" style:font-style-asian="normal" style:font-weight-asian="normal" style:font-name-complex="Arial2" style:font-size-complex="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Times New Roman1" style:font-size-asian="8pt" style:language-asian="fr" style:country-asian="FR" style:font-style-asian="normal" style:font-weight-asian="normal" style:font-name-complex="Open Sans" style:font-size-complex="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normal" style:font-name-asian="Times New Roman1" style:font-size-asian="8pt" style:language-asian="fr" style:country-asian="FR" style:font-style-asian="normal" style:font-weight-asian="normal" style:font-name-complex="Arial2" style:font-size-complex="8pt" style:font-style-complex="normal" style:font-weight-complex="normal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text-position="0% 100%" style:font-name="Arial1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8pt" style:language-asian="fr" style:country-asian="FR" style:font-style-asian="normal" style:font-weight-asian="normal" style:font-name-complex="Open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text-position="0% 100%" style:font-name="Arial1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imes New Roman2" style:font-size-asian="8pt" style:language-asian="fr" style:country-asian="FR" style:font-style-asian="normal" style:font-weight-asian="normal" style:font-name-complex="Arial3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text-position="0% 100%" style:font-name="Arial1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8pt" style:language-asian="fr" style:country-asian="FR" style:font-style-asian="normal" style:font-weight-asian="normal" style:font-name-complex="Arial2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1" fo:font-size="7pt" fo:letter-spacing="normal" fo:font-style="italic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1" fo:font-size="7pt" fo:letter-spacing="normal" fo:font-style="italic" style:text-underline-style="solid" style:text-underline-width="auto" style:text-underline-color="font-color" fo:font-weight="bold" style:font-size-asian="7pt" style:font-style-asian="italic" style:font-weight-asian="bold" style:font-size-complex="7pt" style:font-style-complex="italic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1" fo:font-size="7pt" fo:letter-spacing="normal" fo:font-style="italic" style:text-underline-style="none" fo:font-weight="bold" style:font-size-asian="7pt" style:font-style-asian="italic" style:font-weight-asian="bold" style:font-name-complex="Open Sans1" style:font-size-complex="7pt" style:font-style-complex="italic" style:font-weight-complex="bold"/>
    </style:style>
    <style:style style:name="T13" style:family="text">
      <style:text-properties fo:font-variant="normal" fo:text-transform="none" fo:color="#3333ff" style:text-line-through-style="none" style:text-line-through-type="none" style:text-position="0% 100%" style:font-name="Arial1" fo:font-size="10.5pt" fo:letter-spacing="normal" fo:font-style="italic" style:text-underline-style="none" fo:font-weight="bold" style:font-size-asian="10.5pt" style:font-style-asian="italic" style:font-weight-asian="bold" style:font-name-complex="Open Sans" style:font-size-complex="10.5pt" style:font-style-complex="italic" style:font-weight-complex="bold"/>
    </style:style>
    <style:style style:name="T14" style:family="text">
      <style:text-properties fo:font-variant="normal" fo:text-transform="none" fo:color="#3333ff" style:text-line-through-style="none" style:text-line-through-type="none" style:text-position="0% 100%" style:font-name="Arial1" fo:font-size="10.5pt" fo:letter-spacing="normal" fo:font-style="italic" style:text-underline-style="none" fo:font-weight="bold" style:font-size-asian="10.5pt" style:font-style-asian="italic" style:font-weight-asian="bold" style:font-size-complex="10.5pt" style:font-style-complex="italic" style:font-weight-complex="bold"/>
    </style:style>
    <style:style style:name="T15" style:family="text">
      <style:text-properties fo:font-variant="normal" fo:text-transform="none" fo:color="#3333ff" style:text-outline="false" style:text-line-through-style="none" style:text-line-through-type="none" style:text-position="0% 100%" style:font-name="Arial1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8pt" style:language-asian="fr" style:country-asian="FR" style:font-style-asian="normal" style:font-weight-asian="normal" style:font-name-complex="Arial2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333ff" style:text-line-through-style="none" style:text-line-through-type="none" style:text-position="0% 100%" style:font-name="Arial1" fo:font-size="10.5pt" fo:letter-spacing="normal" fo:font-style="italic" style:text-underline-style="none" fo:font-weight="bold" style:font-size-asian="10.5pt" style:font-style-asian="italic" style:font-weight-asian="bold" style:font-name-complex="Open Sans1" style:font-size-complex="10.5pt" style:font-style-complex="italic" style:font-weight-complex="bold"/>
    </style:style>
    <style:style style:name="T17" style:family="text">
      <style:text-properties fo:font-variant="normal" fo:text-transform="none" fo:color="#3333ff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Times New Roman1" style:font-size-asian="8pt" style:language-asian="fr" style:country-asian="FR" style:font-style-asian="normal" style:font-weight-asian="normal" style:font-name-complex="Arial2" style:font-size-complex="8pt" style:font-style-complex="normal" style:font-weight-complex="normal"/>
    </style:style>
    <style:style style:name="T18" style:family="text">
      <style:text-properties fo:font-variant="normal" fo:text-transform="none" fo:color="#3333ff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Times New Roman1" style:font-size-asian="8pt" style:language-asian="fr" style:country-asian="FR" style:font-style-asian="normal" style:font-weight-asian="normal" style:font-name-complex="Open Sans" style:font-size-complex="8pt" style:font-style-complex="normal" style:font-weight-complex="normal"/>
    </style:style>
    <style:style style:name="T19" style:family="text">
      <style:text-properties style:font-name="Arial1" fo:font-size="10pt" style:font-size-asian="10pt" style:font-size-complex="10pt"/>
    </style:style>
    <style:style style:name="T20" style:family="text">
      <style:text-properties style:font-name="Arial1" fo:font-size="19pt" fo:font-weight="bold" style:font-size-asian="19pt" style:font-weight-asian="bold" style:font-size-complex="19pt" style:font-weight-complex="bold"/>
    </style:style>
    <style:style style:name="T21" style:family="text">
      <style:text-properties fo:color="#000000" style:font-name="Arial1" fo:font-size="9pt" fo:font-weight="normal" style:font-size-asian="9pt" style:language-asian="fr" style:country-asian="FR" style:font-weight-asian="normal" style:font-size-complex="9pt" style:font-weight-complex="bold"/>
    </style:style>
    <style:style style:name="T22" style:family="text">
      <style:text-properties fo:color="#000000" style:font-name="Arial1" fo:font-size="9pt" fo:font-weight="normal" style:font-size-asian="9pt" style:language-asian="fr" style:country-asian="FR" style:font-weight-asian="normal" style:font-name-complex="Calibri1" style:font-size-complex="9pt" style:font-weight-complex="normal"/>
    </style:style>
    <style:style style:name="T23" style:family="text">
      <style:text-properties fo:font-variant="normal" fo:text-transform="none" fo:color="#3333ff" style:text-line-through-style="none" style:text-line-through-type="none" style:text-position="0% 100%" style:font-name="Arial1" fo:font-size="10.5pt" fo:letter-spacing="normal" fo:font-style="italic" style:text-underline-style="none" fo:font-weight="bold" style:font-name-asian="Times New Roman1" style:font-size-asian="10.5pt" style:language-asian="fr" style:country-asian="FR" style:font-style-asian="italic" style:font-weight-asian="bold" style:font-name-complex="Open Sans1" style:font-size-complex="10.5pt" style:font-style-complex="italic" style:font-weight-complex="bold"/>
    </style:style>
    <style:style style:name="T24" style:family="text">
      <style:text-properties fo:font-variant="normal" fo:text-transform="none" fo:color="#3333ff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Times New Roman1" style:font-size-asian="8pt" style:language-asian="fr" style:country-asian="FR" style:font-style-asian="normal" style:font-weight-asian="normal" style:font-name-complex="Open Sans1" style:font-size-complex="8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0066cc" draw:textarea-horizontal-align="justify" draw:textarea-vertical-align="middle" draw:auto-grow-height="false" fo:min-height="2.103cm" fo:min-width="10.5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9cm" svg:stroke-color="#000000" draw:marker-start-width="0.427cm" draw:marker-end-width="0.427cm" draw:fill="none" draw:textarea-horizontal-align="justify" draw:textarea-vertical-align="middle" draw:auto-grow-height="false" fo:min-height="2.018cm" fo:min-width="6.40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6cm" svg:stroke-color="#6666ff" draw:marker-start-width="0.443cm" draw:marker-end-width="0.443cm" draw:fill="none" draw:fill-color="#ffffff" fo:min-height="1.295cm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6cm" svg:stroke-color="#6666ff" draw:marker-start-width="0.443cm" draw:marker-end-width="0.443cm" draw:fill="none" draw:fill-color="#ffffff" fo:min-height="0.753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2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7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-color="#ffffff" draw:textarea-horizontal-align="justify" draw:textarea-vertical-align="middle" draw:auto-grow-height="false" fo:min-height="0.631cm" fo:min-width="11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6cm" svg:stroke-color="#6666ff" draw:marker-start-width="0.443cm" draw:marker-end-width="0.443cm" draw:fill="none" draw:fill-color="#ffffff" fo:min-height="1.18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6cm" svg:stroke-color="#6666ff" draw:marker-start-width="0.443cm" draw:marker-end-width="0.443cm" draw:fill="none" draw:fill-color="#ffffff" fo:min-height="0.855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2" draw:name="Forme3" draw:style-name="gr3" draw:text-style-name="P8" svg:width="18.589cm" svg:height="1.355cm" svg:x="1.147cm" svg:y="17.106cm">
        <draw:text-box>
          <text:p><text:span text:style-name="T13">Simuler numériquement la structure et/ou le comportement d’un objet. Interpréter le comportement de l’objet technique et le communiquer en argumentant.</text:span><text:span text:style-name="T14">objet.</text:span></text:p>
          <text:p text:style-name="P5"><text:span text:style-name="T15">Simuler numériquement la structure et/ou le comportement d’un objet.</text:span></text:p>
        </draw:text-box>
      </draw:frame>
      <text:p text:style-name="P3"><draw:frame draw:style-name="fr1" draw:name="Image12" text:anchor-type="paragraph" svg:width="19.001cm" svg:height="1.796cm" draw:z-index="5"><draw:image xlink:href="Pictures/100002010000060800000092EB78CFFA820F03A8.png" xlink:type="simple" xlink:show="embed" xlink:actuate="onLoad"/></draw:frame><draw:frame text:anchor-type="paragraph" draw:z-index="6" draw:name="Forme5" draw:style-name="gr6" draw:text-style-name="P12" svg:width="0.563cm" svg:height="0.773cm" svg:x="16.976cm" svg:y="0.801cm"><draw:text-box><text:p text:style-name="P11"><text:span text:style-name="T20">9</text:span></text:p></draw:text-box></draw:frame><draw:custom-shape text:anchor-type="paragraph" draw:z-index="7" draw:name="Forme8" draw:style-name="gr7" draw:text-style-name="P14" svg:width="11.08cm" svg:height="0.699cm" svg:x="3.948cm" svg:y="0.474cm"><text:p text:style-name="P13"><text:span text:style-name="T21"><text:s text:c="2"/></text:span><text:span text:style-name="T22">Comment utiliser la simulation pour effectuer les choix de solutions techniques 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name="Forme9" draw:style-name="gr1" draw:text-style-name="P6" svg:width="10.542cm" svg:height="2.103cm" svg:x="0.039cm" svg:y="1.953cm"><text:p text:style-name="P4"><text:span text:style-name="T1"><text:s text:c="3"/></text:span><text:span text:style-name="T1">Compétences du socle travaillées : </text:span></text:p><text:p text:style-name="P4"><text:span text:style-name="T2"><text:s text:c="3"/></text:span><text:span text:style-name="T2">- </text:span><text:span text:style-name="T3"><text:s/>S’approprier un cahier des charges.</text:span></text:p><text:p text:style-name="P5"><text:span text:style-name="T4"><text:s text:c="3"/></text:span><text:span text:style-name="T4">- <text:s/></text:span><text:span text:style-name="T5">Imaginer des solutions en réponse au besoin.</text:span></text:p><text:p text:style-name="P5"><text:span text:style-name="T6"><text:s text:c="2"/></text:span><text:span text:style-name="T4"><text:s/></text:span><text:span text:style-name="T4">- <text:s/></text:span><text:span text:style-name="T7">Traduire, à l’aide d’outils de représentation numérique, des choix de </text:span></text:p><text:p text:style-name="P5"><text:span text:style-name="T7"><text:s text:c="6"/></text:span><text:span text:style-name="T7">solutions sous forme de croquis, de dessins ou de schémas.</text:span><text:span text:style-name="T8"> <text:s text:c="2"/></text:span></text:p><text:p text:style-name="P5"><text:span text:style-name="T9"><text:s text:c="3"/></text:span><text:span text:style-name="T9">- <text:s/>Simuler numériquement la structure et/ou le comportement d’un objet.</text:span></text:p><draw:enhanced-geometry svg:viewBox="0 0 21600 21600" draw:type="rectangle" draw:enhanced-path="M 0 0 L 21600 0 21600 21600 0 21600 0 0 Z N"/></draw:custom-shape><draw:custom-shape text:anchor-type="paragraph" draw:z-index="1" draw:name="Forme10" draw:style-name="gr2" draw:text-style-name="P7" svg:width="6.458cm" svg:height="2.068cm" svg:x="12.405cm" svg:y="2.006cm"><text:p text:style-name="P4"><text:span text:style-name="T10"><text:s text:c="2"/></text:span></text:p><text:p text:style-name="P4"><text:span text:style-name="T11">Attendus en fin de cycle</text:span><text:span text:style-name="T10"> :</text:span></text:p><text:p text:style-name="P4"><text:span text:style-name="T10"><text:s text:c="2"/></text:span><text:span text:style-name="T10">- </text:span><text:span text:style-name="T12">Imaginer des solutions en réponse aux besoins, </text:span></text:p><text:p text:style-name="P4"><text:span text:style-name="T12"><text:s text:c="4"/></text:span><text:span text:style-name="T12">matérialiser une idée en intégrant une dimension</text:span></text:p><text:p text:style-name="P4"><text:span text:style-name="T12"><text:s text:c="4"/></text:span><text:span text:style-name="T12">design</text:span></text:p><text:p text:style-name="P4"><text:span text:style-name="T10"><text:s text:c="2"/></text:span><text:span text:style-name="T10">- Utiliser une modélisation et simuler le</text:span></text:p><text:p text:style-name="P4"><text:span text:style-name="T10"><text:s text:c="4"/></text:span><text:span text:style-name="T10">comportement d’un objet</text:span></text:p><text:p text:style-name="P4"><text:span text:style-name="T10"><text:s text:c="2"/>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<draw:frame text:anchor-type="paragraph" draw:z-index="8" draw:name="Forme3" draw:style-name="gr8" draw:text-style-name="P9" svg:width="18.589cm" svg:height="1.241cm" svg:x="0.282cm" svg:y="-0.203cm"><draw:text-box><text:p><text:span text:style-name="T16">Identifier les conditions, contraintes (normes et règlements) et ressources correspondantes, qualifier et quantifier simplement les performances d’un objet technique à créer.approprier un cahier des charges</text:span></text:p><text:p text:style-name="P5"><text:span text:style-name="T17">- <text:s/></text:span><text:span text:style-name="T18">S’approprier un cahier des charges</text:span></text:p></draw:text-box></draw:frame></text:p>
      <text:p text:style-name="Standard"/>
      <text:p text:style-name="Standard"><draw:frame text:anchor-type="paragraph" draw:z-index="9" draw:name="Forme1" draw:style-name="gr9" draw:text-style-name="P10" svg:width="18.43cm" svg:height="1.22cm" svg:x="0.261cm" svg:y="-0.215cm"><draw:text-box><text:p><text:span text:style-name="T19">- Cette compétence a déjà été évaluée plus tôt dans l’année au cours d’autres séquences.</text:span></text:p><text:p><text:span text:style-name="T19"/></text:p><text:p><text:span text:style-name="T19"/></text:p></draw:text-box></draw:frame></text:p>
      <text:p text:style-name="Standard"><draw:frame text:anchor-type="paragraph" draw:z-index="3" draw:name="Forme3" draw:style-name="gr4" draw:text-style-name="P9" svg:width="18.589cm" svg:height="0.814cm" svg:x="0.261cm" svg:y="0.113cm"><draw:text-box><text:p text:style-name="P5"><text:span text:style-name="T16">Imaginer des solutions en réponse aux besoins, matérialiser une idée en intégrant une dimension design</text:span></text:p><text:p text:style-name="P5"><text:span text:style-name="T17">- <text:s/></text:span><text:span text:style-name="T18">Imaginer des solutions en réponse au besoin</text:span></text:p></draw:text-box></draw:frame></text:p>
      <text:p text:style-name="P2"/>
      <text:p text:style-name="P1"><draw:frame text:anchor-type="paragraph" draw:z-index="4" draw:name="Forme1" draw:style-name="gr5" draw:text-style-name="P10" svg:width="18.43cm" svg:height="2.031cm" svg:x="0.282cm" svg:y="0.069cm"><draw:text-box><text:p><text:span text:style-name="T19">- Cette compétence a déjà évaluée plus tôt dans l’année au cours d’autres séquences.</text:span></text:p><text:p><text:span text:style-name="T19"/></text:p><text:p><text:span text:style-name="T19">- Cependant cette compétence peut être à nouveau évaluée au cours de l’activité.</text:span></text:p><text:p><text:span text:style-name="T19"/></text:p></draw:text-box></draw:frame></text:p>
      <text:p text:style-name="P1"/>
      <text:p text:style-name="P1"/>
      <text:p text:style-name="P1"><draw:frame text:anchor-type="paragraph" draw:z-index="10" draw:name="Forme3" draw:style-name="gr10" draw:text-style-name="P9" svg:width="18.589cm" svg:height="0.916cm" svg:x="0.24cm" svg:y="0.166cm"><draw:text-box><text:p><text:span text:style-name="T23">Utiliser une modélisation pour comprendre, formaliser, partager,construire, investiguer, prouver.</text:span></text:p><text:p><text:span text:style-name="T24">Traduire, à l’aide d’outils de représentation, des choix de solutions sous forme de croquis, de dessins ou de schémas.</text:span></text:p></draw:text-box></draw:frame></text:p>
      <text:p text:style-name="P1"><draw:frame text:anchor-type="paragraph" draw:z-index="11" draw:name="Forme1" draw:style-name="gr9" draw:text-style-name="P10" svg:width="18.43cm" svg:height="1.22cm" svg:x="0.282cm" svg:y="0.474cm"><draw:text-box><text:p><text:span text:style-name="T19">- Cette compétence a déjà été évaluée plus tôt dans l’année au cours d’autres séquences.</text:span></text:p><text:p><text:span text:style-name="T19"/></text:p><text:p><text:span text:style-name="T19"/></text:p></draw:text-box></draw:frame></text:p>
      <text:p text:style-name="P1"/>
      <text:p text:style-name="P1"/>
      <text:p text:style-name="P1"><draw:frame text:anchor-type="paragraph" draw:z-index="12" draw:name="Forme1" draw:style-name="gr9" draw:text-style-name="P10" svg:width="18.43cm" svg:height="1.22cm" svg:x="0.325cm" svg:y="3.38cm"><draw:text-box><text:p><text:span text:style-name="T19">L’évaluation peut être réalisée dans la salle pupitre. Les élèves <text:s/>effectueraient la simulation sur l’ordinateur.</text:span></text:p><text:p><text:span text:style-name="T19"/></text:p><text:p><text:span text:style-name="T19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OpenSymbol" svg:font-family="OpenSymbol"/>
    <style:font-face style:name="Times New Roman2" svg:font-family="'Times New Roman'"/>
    <style:font-face style:name="Open Sans1" svg:font-family="'Open Sans'" style:font-family-generic="roman"/>
    <style:font-face style:name="Lucida Sans1" svg:font-family="'Lucida Sans'" style:font-family-generic="swiss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7" draw:display-name="Gradient 7" draw:style="linear" draw:start-color="#ee8137" draw:end-color="#f4b183" draw:start-intensity="100%" draw:end-intensity="100%" draw:angle="1800" draw:border="0%"/>
    <draw:gradient draw:name="Gradient_20_8" draw:display-name="Gradient 8" draw:style="linear" draw:start-color="#ffc208" draw:end-color="#ffd966" draw:start-intensity="100%" draw:end-intensity="100%" draw:angle="1800" draw:border="0%"/>
    <draw:gradient draw:name="Gradient_20_9" draw:display-name="Gradient 9" draw:style="linear" draw:start-color="#4a76c6" draw:end-color="#8faadc" draw:start-intensity="100%" draw:end-intensity="100%" draw:angle="1800" draw:border="0%"/>
    <draw:marker draw:name="Extrémités_20_de_20_flèche_20_1" draw:display-name="Extrémités de flèche 1" svg:viewBox="0 0 1131 2256" svg:d="M1127 2120l-449-2006-9-42-25-39-38-25-38-8-43 8-38 25-25 39-9 42-449 2006v13l-4 9 9 42 25 38 38 25 42 9h903l42-9 38-25 26-38 8-42v-9z"/>
    <draw:marker draw:name="msArrowOpenEnd_20_5" draw:display-name="msArrowOpenEnd 5" svg:viewBox="0 0 450 450" svg:d="M225 0l225 409-68 41-157-288-158 288-67-4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2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141cm" loext:contextual-spacing="false" fo:line-height="100%" fo:text-align="center" style:justify-single-word="false" fo:keep-together="always" fo:keep-with-next="always"/>
      <style:text-properties fo:color="#2e74b5" style:font-name="Calibri" fo:font-family="Calibri" style:font-family-generic="roman" style:font-pitch="variable" fo:font-size="20pt" style:font-name-asian="Segoe UI1" style:font-family-asian="'Segoe UI'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071cm" loext:contextual-spacing="false" fo:line-height="100%" fo:text-align="center" style:justify-single-word="false" fo:keep-together="always" fo:keep-with-next="always"/>
      <style:text-properties style:font-name="Calibri" fo:font-family="Calibri" style:font-family-generic="roman" style:font-pitch="variable" fo:font-size="16pt" style:font-name-asian="Segoe UI1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cm" loext:contextual-spacing="false" fo:line-height="100%" fo:keep-together="always" fo:keep-with-next="always"/>
      <style:text-properties style:font-name="Calibri" fo:font-family="Calibri" style:font-family-generic="roman" style:font-pitch="variable" fo:font-size="16pt" style:font-name-asian="Segoe UI1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cm" loext:contextual-spacing="false" fo:keep-together="always" fo:keep-with-next="always"/>
      <style:text-properties style:font-name="Calibri" fo:font-family="Calibri" style:font-family-generic="roman" style:font-pitch="variable" fo:font-size="15pt" fo:font-style="italic" style:font-name-asian="Segoe UI1" style:font-family-asian="'Segoe UI'" style:font-family-generic-asian="system" style:font-pitch-asian="variable" style:font-size-asian="15pt" style:font-style-asian="italic" style:font-name-complex="Tahoma" style:font-family-complex="Tahoma" style:font-family-generic-complex="system" style:font-pitch-complex="variable" style:font-size-complex="15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style:font-name="Calibri" fo:font-family="Calibri" style:font-family-generic="roman" style:font-pitch="variable" fo:font-size="14pt" style:font-name-asian="Segoe UI1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style:font-name="Calibri" fo:font-family="Calibri" style:font-family-generic="roman" style:font-pitch="variable" fo:font-size="13pt" fo:font-style="italic" style:font-name-asian="Segoe UI1" style:font-family-asian="'Segoe UI'" style:font-family-generic-asian="system" style:font-pitch-asian="variable" style:font-size-asian="13pt" style:font-style-asian="italic" style:font-name-complex="Tahoma" style:font-family-complex="Tahoma" style:font-family-generic-complex="system" style:font-pitch-complex="variable" style:font-size-complex="13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style:font-name="Calibri" fo:font-family="Calibri" style:font-family-generic="roman" style:font-pitch="variable" fo:font-size="12pt" style:font-name-asian="Segoe UI1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style:font-name="Calibri" fo:font-family="Calibri" style:font-family-generic="roman" style:font-pitch="variable" fo:font-size="11pt" fo:font-style="italic" style:font-name-asian="Segoe UI1" style:font-family-asian="'Segoe UI'" style:font-family-generic-asian="system" style:font-pitch-asian="variable" style:font-size-asian="11pt" style:font-style-asian="italic" style:font-name-complex="Tahoma" style:font-family-complex="Tahoma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asian="Calibri2" style:font-family-asian="Calibri" style:font-family-generic-asian="system" style:font-pitch-asian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size-asian="12pt" style:language-asian="fr" style:country-asian="FR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caption" style:family="paragraph" style:parent-style-name="Standard" style:next-style-name="Standard" style:default-outline-level="">
      <style:paragraph-properties fo:line-height="100%"/>
      <style:text-properties fo:color="#404040" fo:font-size="8pt" fo:font-weight="bold" style:font-size-asian="8pt" style:font-weight-asian="bold" style:font-size-complex="8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706cm" loext:contextual-spacing="true" fo:line-height="100%" fo:text-align="center" style:justify-single-word="false" fo:padding-left="0cm" fo:padding-right="0cm" fo:padding-top="0.282cm" fo:padding-bottom="0.282cm" fo:border-left="none" fo:border-right="none" fo:border-top="0.74pt solid #a5a5a5" fo:border-bottom="0.74pt solid #a5a5a5"/>
      <style:text-properties fo:text-transform="uppercase" fo:color="#44546a" style:font-name="Calibri" fo:font-family="Calibri" style:font-family-generic="roman" style:font-pitch="variable" fo:font-size="36pt" fo:letter-spacing="0.053cm" style:font-name-asian="Segoe UI1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itle" style:family="paragraph" style:parent-style-name="Standard" style:next-style-name="Standard" style:default-outline-level="" style:class="chapter">
      <style:paragraph-properties fo:text-align="center" style:justify-single-word="false"/>
      <style:text-properties fo:color="#44546a" fo:font-size="14pt" style:font-size-asian="14pt" style:font-size-complex="14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paragraph-properties fo:margin-left="1.27cm" fo:margin-right="1.27cm" fo:margin-top="0.282cm" fo:margin-bottom="0.282cm" loext:contextual-spacing="false" fo:text-align="center" style:justify-single-word="false" fo:text-indent="0cm" style:auto-text-indent="false"/>
      <style:text-properties fo:color="#7b7b7b" fo:font-size="12pt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282cm" fo:margin-bottom="0.282cm" loext:contextual-spacing="false" fo:line-height="115%" fo:text-align="center" style:justify-single-word="false" fo:text-indent="0cm" style:auto-text-indent="false"/>
      <style:text-properties fo:text-transform="uppercase" fo:color="#2e74b5" style:font-name="Calibri" fo:font-family="Calibri" style:font-family-generic="roman" style:font-pitch="variable" fo:font-size="14pt" style:font-name-asian="Segoe UI1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OC_20_Heading" style:display-name="TOC Heading" style:family="paragraph" style:parent-style-name="Heading_20_1" style:next-style-name="Standard" style:default-outline-level="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List_20_1" style:display-name="List 1" style:family="paragraph" style:parent-style-name="List" style:list-style-name="List_20_1" style:class="list" style:master-page-name="">
      <loext:graphic-properties draw:fill="none" draw:fill-color="#729fcf"/>
      <style:paragraph-properties fo:margin-top="0cm" fo:margin-bottom="0.212cm" loext:contextual-spacing="false" style:page-number="auto" fo:background-color="transparent">
        <style:tab-stops/>
      </style:paragraph-properties>
    </style:style>
    <style:style style:name="Default_20_Paragraph_20_Font" style:display-name="Default Paragraph Font" style:family="text"/>
    <style:style style:name="Pied_20_de_20_page_20_Car" style:display-name="Pied de page Car" style:family="text">
      <style:text-properties style:font-name-complex="Times New Roman1" style:font-family-complex="'Times New Roman'" style:font-family-generic-complex="system" style:font-pitch-complex="variable"/>
    </style:style>
    <style:style style:name="Pied_20_de_20_page_20_Car1" style:display-name="Pied de page Car1" style:family="text" style:parent-style-name="Default_20_Paragraph_20_Font">
      <style:text-properties fo:color="#00000a"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re_20_1_20_Car" style:display-name="Titre 1 Car" style:family="text" style:parent-style-name="Default_20_Paragraph_20_Font">
      <style:text-properties fo:color="#2e74b5" style:font-name="Calibri" fo:font-family="Calibri" style:font-family-generic="roman" style:font-pitch="variable" fo:font-size="20pt" style:font-name-asian="Segoe UI1" style:font-family-asian="'Segoe UI'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Titre_20_2_20_Car" style:display-name="Titre 2 Car" style:family="text" style:parent-style-name="Default_20_Paragraph_20_Font">
      <style:text-properties style:font-name="Calibri" fo:font-family="Calibri" style:font-family-generic="roman" style:font-pitch="variable" fo:font-size="16pt" style:font-name-asian="Segoe UI1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re_20_3_20_Car" style:display-name="Titre 3 Car" style:family="text" style:parent-style-name="Default_20_Paragraph_20_Font">
      <style:text-properties style:font-name="Calibri" fo:font-family="Calibri" style:font-family-generic="roman" style:font-pitch="variable" fo:font-size="16pt" style:font-name-asian="Segoe UI1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re_20_4_20_Car" style:display-name="Titre 4 Car" style:family="text" style:parent-style-name="Default_20_Paragraph_20_Font">
      <style:text-properties style:font-name="Calibri" fo:font-family="Calibri" style:font-family-generic="roman" style:font-pitch="variable" fo:font-size="15pt" fo:font-style="italic" style:font-name-asian="Segoe UI1" style:font-family-asian="'Segoe UI'" style:font-family-generic-asian="system" style:font-pitch-asian="variable" style:font-size-asian="15pt" style:font-style-asian="italic" style:font-name-complex="Tahoma" style:font-family-complex="Tahoma" style:font-family-generic-complex="system" style:font-pitch-complex="variable" style:font-size-complex="15pt" style:font-style-complex="italic"/>
    </style:style>
    <style:style style:name="Titre_20_5_20_Car" style:display-name="Titre 5 Car" style:family="text" style:parent-style-name="Default_20_Paragraph_20_Font">
      <style:text-properties style:font-name="Calibri" fo:font-family="Calibri" style:font-family-generic="roman" style:font-pitch="variable" fo:font-size="14pt" style:font-name-asian="Segoe UI1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re_20_6_20_Car" style:display-name="Titre 6 Car" style:family="text" style:parent-style-name="Default_20_Paragraph_20_Font">
      <style:text-properties style:font-name="Calibri" fo:font-family="Calibri" style:font-family-generic="roman" style:font-pitch="variable" fo:font-size="13pt" fo:font-style="italic" style:font-name-asian="Segoe UI1" style:font-family-asian="'Segoe UI'" style:font-family-generic-asian="system" style:font-pitch-asian="variable" style:font-size-asian="13pt" style:font-style-asian="italic" style:font-name-complex="Tahoma" style:font-family-complex="Tahoma" style:font-family-generic-complex="system" style:font-pitch-complex="variable" style:font-size-complex="13pt" style:font-style-complex="italic"/>
    </style:style>
    <style:style style:name="Titre_20_7_20_Car" style:display-name="Titre 7 Car" style:family="text" style:parent-style-name="Default_20_Paragraph_20_Font">
      <style:text-properties style:font-name="Calibri" fo:font-family="Calibri" style:font-family-generic="roman" style:font-pitch="variable" fo:font-size="12pt" style:font-name-asian="Segoe UI1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re_20_8_20_Car" style:display-name="Titre 8 Car" style:family="text" style:parent-style-name="Default_20_Paragraph_20_Font">
      <style:text-properties style:font-name="Calibri" fo:font-family="Calibri" style:font-family-generic="roman" style:font-pitch="variable" fo:font-size="11pt" fo:font-style="italic" style:font-name-asian="Segoe UI1" style:font-family-asian="'Segoe UI'" style:font-family-generic-asian="system" style:font-pitch-asian="variable" style:font-size-asian="11pt" style:font-style-asian="italic" style:font-name-complex="Tahoma" style:font-family-complex="Tahoma" style:font-family-generic-complex="system" style:font-pitch-complex="variable" style:font-size-complex="11pt" style:font-style-complex="italic"/>
    </style:style>
    <style:style style:name="Titre_20_9_20_Car" style:display-name="Titre 9 Car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Titre_20_Car" style:display-name="Titre Car" style:family="text" style:parent-style-name="Default_20_Paragraph_20_Font">
      <style:text-properties fo:text-transform="uppercase" fo:color="#44546a" style:font-name="Calibri" fo:font-family="Calibri" style:font-family-generic="roman" style:font-pitch="variable" fo:font-size="36pt" fo:letter-spacing="0.053cm" style:font-name-asian="Segoe UI1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ous-titre_20_Car" style:display-name="Sous-titre Car" style:family="text" style:parent-style-name="Default_20_Paragraph_20_Font">
      <style:text-properties fo:color="#44546a" fo:font-size="14pt" style:font-size-asian="14pt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color="#000000" fo:font-style="italic" style:font-style-asian="italic" style:font-style-complex="italic"/>
    </style:style>
    <style:style style:name="Citation_20_Car" style:display-name="Citation Car" style:family="text" style:parent-style-name="Default_20_Paragraph_20_Font">
      <style:text-properties fo:color="#7b7b7b" fo:font-size="12pt" fo:font-style="italic" style:font-size-asian="12pt" style:font-style-asian="italic" style:font-size-complex="12pt" style:font-style-complex="italic"/>
    </style:style>
    <style:style style:name="Citation_20_intense_20_Car" style:display-name="Citation intense Car" style:family="text" style:parent-style-name="Default_20_Paragraph_20_Font">
      <style:text-properties fo:text-transform="uppercase" fo:color="#2e74b5" style:font-name="Calibri" fo:font-family="Calibri" style:font-family-generic="roman" style:font-pitch="variable" fo:font-size="14pt" style:font-name-asian="Segoe UI1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le_20_Emphasis" style:display-name="Subtle Emphasis" style:family="text" style:parent-style-name="Default_20_Paragraph_20_Font">
      <style:text-properties fo:color="#595959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0000a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fo:letter-spacing="normal" style:text-underline-style="solid" style:text-underline-width="auto" style:text-underline-color="#7f7f7f"/>
    </style:style>
    <style:style style:name="Intense_20_Reference" style:display-name="Intense Reference" style:family="text" style:parent-style-name="Default_20_Paragraph_20_Font">
      <style:text-properties fo:font-variant="small-caps" fo:color="#00000a" fo:letter-spacing="normal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normal" fo:font-weight="bold" style:font-weight-asian="bold" style:font-weight-complex="bold"/>
    </style:style>
    <style:style style:name="En-tête_20_Car" style:display-name="En-tête Car" style:family="text" style:parent-style-name="Default_20_Paragraph_20_Font"/>
    <style:style style:name="Sans_20_interligne_20_Car" style:display-name="Sans interlign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1" style:font-family-asian="'DejaVu Sans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efinition" style:family="text"/>
    <style:style style:name="phon_5f_an" style:display-name="phon_an" style:family="text" style:parent-style-name="phon_5f_a">
      <style:text-properties fo:color="#0000ff" fo:text-shadow="1pt 1pt" style:text-underline-style="none" fo:font-weight="normal"/>
    </style:style>
    <style:style style:name="phon_5f_a" style:display-name="phon_a" style:family="text" style:parent-style-name="phon_5f_voyelle">
      <style:text-properties fo:color="#0000ff"/>
    </style:style>
    <style:style style:name="phon_5f_u" style:display-name="phon_u" style:family="text" style:parent-style-name="phon_5f_voyelle">
      <style:text-properties fo:color="#008000"/>
    </style:style>
    <style:style style:name="phon_5f_un" style:display-name="phon_un" style:family="text" style:parent-style-name="phon_5f_u">
      <style:text-properties fo:color="#3deb3d" fo:text-shadow="1pt 1pt" style:text-underline-style="none" fo:font-weight="normal"/>
    </style:style>
    <style:style style:name="phon_5f_i" style:display-name="phon_i" style:family="text" style:parent-style-name="phon_5f_voyelle">
      <style:text-properties fo:color="#3deb3d"/>
    </style:style>
    <style:style style:name="phon_5f_in" style:display-name="phon_in" style:family="text" style:parent-style-name="phon_5f_i">
      <style:text-properties fo:color="#3deb3d" fo:text-shadow="1pt 1pt" style:text-underline-style="none" fo:font-weight="normal"/>
    </style:style>
    <style:style style:name="phon_5f_o" style:display-name="phon_o" style:family="text" style:parent-style-name="phon_5f_voyelle">
      <style:text-properties fo:color="#cc6633"/>
    </style:style>
    <style:style style:name="phon_5f_o_5f_comp" style:display-name="phon_o_comp" style:family="text" style:parent-style-name="phon_5f_o">
      <style:text-properties fo:font-weight="normal"/>
    </style:style>
    <style:style style:name="phon_5f_on" style:display-name="phon_on" style:family="text" style:parent-style-name="phon_5f_o">
      <style:text-properties fo:color="#cc6633" fo:text-shadow="1pt 1pt" style:text-underline-style="none" fo:font-weight="normal"/>
    </style:style>
    <style:style style:name="phon_5f_muet" style:display-name="phon_muet" style:family="text">
      <style:text-properties style:use-window-font-color="true" style:text-outline="true"/>
    </style:style>
    <style:style style:name="phon_5f_e" style:display-name="phon_e" style:family="text" style:parent-style-name="phon_5f_voyelle">
      <style:text-properties fo:color="#ff0000"/>
    </style:style>
    <style:style style:name="phon_5f_ez" style:display-name="phon_ez" style:family="text" style:parent-style-name="phon_5f_voyelle">
      <style:text-properties fo:color="#00dcff"/>
    </style:style>
    <style:style style:name="phon_5f_et" style:display-name="phon_et" style:family="text" style:parent-style-name="phon_5f_ez">
      <style:text-properties fo:color="#666699"/>
    </style:style>
    <style:style style:name="phon_5f_et_5f_comp" style:display-name="phon_et_comp" style:family="text" style:parent-style-name="phon_5f_et"/>
    <style:style style:name="phon_5f_ou" style:display-name="phon_ou" style:family="text" style:parent-style-name="phon_5f_voyelle">
      <style:text-properties fo:color="#ffd320"/>
    </style:style>
    <style:style style:name="phon_5f_voyelle" style:display-name="phon_voyelle" style:family="text"/>
    <style:style style:name="phon_5f_consonne" style:display-name="phon_consonne" style:family="text"/>
    <style:style style:name="phon_5f_e_5f_caduc" style:display-name="phon_e_caduc" style:family="text" style:parent-style-name="phon_5f_e"/>
    <style:style style:name="phon_5f_eu" style:display-name="phon_eu" style:family="text" style:parent-style-name="phon_5f_voyelle">
      <style:text-properties fo:color="#198a8a"/>
    </style:style>
    <style:style style:name="phon_5f_oe" style:display-name="phon_oe" style:family="text" style:parent-style-name="phon_5f_eu">
      <style:text-properties fo:color="#198a8a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yll_5f_dys_5f_2" style:display-name="syll_dys_2" style:family="text">
      <style:text-properties fo:color="#000080" style:text-underline-style="none" fo:font-weight="normal"/>
    </style:style>
    <style:style style:name="syll_5f_dys_5f_1" style:display-name="syll_dys_1" style:family="text">
      <style:text-properties fo:color="#ff3333" style:text-underline-style="none" fo:font-weight="normal"/>
    </style:style>
    <style:style style:name="phon_5f_y" style:display-name="phon_y" style:family="text" style:parent-style-name="phon_5f_voyelle">
      <style:text-properties fo:color="#6b4794" fo:text-shadow="1pt 1pt"/>
    </style:style>
    <style:style style:name="phon_5f_w" style:display-name="phon_w" style:family="text" style:parent-style-name="phon_5f_voyelle">
      <style:text-properties fo:color="#944794"/>
    </style:style>
    <style:style style:name="phon_5f_ez_5f_comp" style:display-name="phon_ez_comp" style:family="text" style:parent-style-name="phon_5f_ez"/>
    <style:style style:name="liaison" style:family="text">
      <style:text-properties style:text-underline-style="wave" style:text-underline-width="auto" style:text-underline-color="font-color"/>
    </style:style>
    <style:style style:name="phon_5f_m" style:display-name="phon_m" style:family="text" style:parent-style-name="phon_5f_consonne">
      <style:text-properties fo:text-shadow="1pt 1pt" fo:background-color="#ffff66"/>
    </style:style>
    <style:style style:name="phon_5f_ge" style:display-name="phon_ge" style:family="text" style:parent-style-name="phon_5f_consonne">
      <style:text-properties fo:background-color="#aecf00"/>
    </style:style>
    <style:style style:name="phon_5f_s" style:display-name="phon_s" style:family="text" style:parent-style-name="phon_5f_consonne">
      <style:text-properties fo:text-shadow="1pt 1pt" fo:background-color="#ffd320"/>
    </style:style>
    <style:style style:name="phon_5f_l" style:display-name="phon_l" style:family="text" style:parent-style-name="phon_5f_consonne">
      <style:text-properties style:text-outline="true" fo:background-color="#ffff66"/>
    </style:style>
    <style:style style:name="phon_5f_p" style:display-name="phon_p" style:family="text" style:parent-style-name="phon_5f_consonne">
      <style:text-properties style:text-outline="true" fo:background-color="#00dcff"/>
    </style:style>
    <style:style style:name="phon_5f_r" style:display-name="phon_r" style:family="text" style:parent-style-name="phon_5f_consonne">
      <style:text-properties fo:background-color="#cccccc"/>
    </style:style>
    <style:style style:name="phon_5f_d" style:display-name="phon_d" style:family="text" style:parent-style-name="phon_5f_consonne">
      <style:text-properties fo:text-shadow="1pt 1pt" fo:background-color="#ff9966"/>
    </style:style>
    <style:style style:name="phon_5f_o_5f_ouvert" style:display-name="phon_o_ouvert" style:family="text" style:parent-style-name="phon_5f_o"/>
    <style:style style:name="phon_5f_z" style:display-name="phon_z" style:family="text" style:parent-style-name="phon_5f_consonne">
      <style:text-properties fo:text-shadow="1pt 1pt" fo:background-color="#aecf00"/>
    </style:style>
    <style:style style:name="phon_5f_g" style:display-name="phon_g" style:family="text" style:parent-style-name="phon_5f_consonne">
      <style:text-properties fo:background-color="#ff9966"/>
    </style:style>
    <style:style style:name="phon_5f_b" style:display-name="phon_b" style:family="text" style:parent-style-name="phon_5f_consonne">
      <style:text-properties style:text-outline="true" fo:background-color="#ff9966"/>
    </style:style>
    <style:style style:name="phon_5f_t" style:display-name="phon_t" style:family="text" style:parent-style-name="phon_5f_consonne">
      <style:text-properties style:text-outline="false" fo:text-shadow="1pt 1pt" fo:background-color="#00dcff"/>
    </style:style>
    <style:style style:name="phon_5f_v" style:display-name="phon_v" style:family="text" style:parent-style-name="phon_5f_consonne">
      <style:text-properties style:text-outline="true" fo:background-color="#aecf00"/>
    </style:style>
    <style:style style:name="phon_5f_ch" style:display-name="phon_ch" style:family="text" style:parent-style-name="phon_5f_consonne">
      <style:text-properties fo:background-color="#ffd320"/>
    </style:style>
    <style:style style:name="phon_5f_f" style:display-name="phon_f" style:family="text" style:parent-style-name="phon_5f_consonne">
      <style:text-properties style:text-outline="true" fo:background-color="#ffd320"/>
    </style:style>
    <style:style style:name="phon_5f_k" style:display-name="phon_k" style:family="text" style:parent-style-name="phon_5f_consonne">
      <style:text-properties fo:background-color="#00dcff"/>
    </style:style>
    <style:style style:name="phon_5f_n" style:display-name="phon_n" style:family="text" style:parent-style-name="phon_5f_consonne">
      <style:text-properties fo:background-color="#ffff66"/>
    </style:style>
    <style:style style:name="lettre_5f_b" style:display-name="lettre_b" style:family="text">
      <style:text-properties fo:color="#0066cc" fo:font-weight="bold"/>
    </style:style>
    <style:style style:name="lettre_5f_d" style:display-name="lettre_d" style:family="text">
      <style:text-properties fo:color="#ff420e" fo:font-weight="bold"/>
    </style:style>
    <style:style style:name="lettre_5f_p" style:display-name="lettre_p" style:family="text">
      <style:text-properties fo:color="#aecf00" fo:font-weight="bold"/>
    </style:style>
    <style:style style:name="lettre_5f_q" style:display-name="lettre_q" style:family="text">
      <style:text-properties fo:color="#ffd320" fo:font-weight="bold"/>
    </style:style>
    <style:style style:name="phon_5f_ng" style:display-name="phon_ng" style:family="text" style:parent-style-name="phon_5f_consonne">
      <style:text-properties fo:text-shadow="1pt 1pt" fo:font-weight="bold"/>
    </style:style>
    <style:style style:name="phon_5f_gn" style:display-name="phon_gn" style:family="text" style:parent-style-name="phon_5f_consonne">
      <style:text-properties fo:text-shadow="1pt 1pt" fo:font-weight="bold"/>
    </style:style>
    <style:style style:name="Majuscule" style:family="text">
      <style:text-properties fo:background-color="#ffff00"/>
    </style:style>
    <style:style style:name="Ponctuation" style:family="text">
      <style:text-properties fo:background-color="#ff0000"/>
    </style:style>
    <style:style style:name="phon_5f_ks" style:display-name="phon_ks" style:family="text" style:parent-style-name="phon_5f_consonne">
      <style:text-properties fo:font-weight="bold"/>
    </style:style>
    <style:style style:name="phon_5f_gz" style:display-name="phon_gz" style:family="text" style:parent-style-name="phon_5f_consonne">
      <style:text-properties fo:font-weight="bold"/>
    </style:style>
    <style:style style:name="phon_5f_consonne_5f_comp" style:display-name="phon_consonne_comp" style:family="text" style:parent-style-name="phon_5f_consonne">
      <style:text-properties fo:color="#aecf00"/>
    </style:style>
    <style:style style:name="phon_5f_voyelle_5f_comp" style:display-name="phon_voyelle_comp" style:family="text" style:parent-style-name="phon_5f_voyelle">
      <style:text-properties fo:color="#ff950e" fo:background-color="transparent"/>
    </style:style>
    <style:style style:name="altern_5f_ligne_5f_1" style:display-name="altern_ligne_1" style:family="text">
      <style:text-properties fo:background-color="#ffff66"/>
    </style:style>
    <style:style style:name="altern_5f_ligne_5f_2" style:display-name="altern_ligne_2" style:family="text">
      <style:text-properties fo:background-color="#23ff23"/>
    </style:style>
    <style:style style:name="altern_5f_ligne_5f_3" style:display-name="altern_ligne_3" style:family="text">
      <style:text-properties fo:background-color="#ff9966"/>
    </style:style>
    <style:style style:name="altern_5f_ligne_5f_4" style:display-name="altern_ligne_4" style:family="text">
      <style:text-properties fo:background-color="#00ffd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02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29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5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8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10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37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64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91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182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751cm" fo:margin-left="1cm" fo:margin-right="1.499cm" style:writing-mode="lr-tb" style:layout-grid-color="#c0c0c0" style:layout-grid-lines="45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0.7cm" fo:margin-left="1cm" fo:margin-right="1cm" style:writing-mode="lr-tb" style:layout-grid-color="#c0c0c0" style:layout-grid-lines="45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gression cycle 4</dc:title>
    <meta:initial-creator>cg62 cg62</meta:initial-creator>
    <meta:editing-cycles>124</meta:editing-cycles>
    <meta:creation-date>2016-10-03T16:16:23.625000000</meta:creation-date>
    <meta:editing-duration>PT11H33M5S</meta:editing-duration>
    <meta:generator>LibreOffice/5.3.6.1$Windows_x86 LibreOffice_project/686f202eff87ef707079aeb7f485847613344eb7</meta:generator>
    <dc:date>2017-11-24T18:45:25.687000000</dc:date>
    <meta:document-statistic meta:table-count="0" meta:image-count="1" meta:object-count="0" meta:page-count="1" meta:paragraph-count="0" meta:word-count="0" meta:character-count="0" meta:non-whitespace-character-count="0"/>
    <meta:user-defined meta:name="AppVersion">16.0000</meta:user-defined>
    <meta:user-defined meta:name="Company">Technologie au collè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